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F00000181EC792F4E.png" manifest:media-type="image/png"/>
  <manifest:file-entry manifest:full-path="Pictures/1000000100000298000001C14B0A66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51c3" officeooo:paragraph-rsid="001551c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51c3" officeooo:paragraph-rsid="001551c3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witch configuration for PI Lovers</text:p>
      <text:p text:style-name="P1"><draw:frame draw:style-name="fr1" draw:name="Image1" text:anchor-type="char" svg:width="6.9165in" svg:height="4.6772in" draw:z-index="0"><draw:image xlink:href="Pictures/1000000100000298000001C14B0A669C.png" xlink:type="simple" xlink:show="embed" xlink:actuate="onLoad" draw:mime-type="image/png"/></draw:frame></text:p>
      <text:p text:style-name="P1"/>
      <text:p text:style-name="P2">DHCP configuration for PI Lovers</text:p>
      <text:p text:style-name="P2"><draw:frame draw:style-name="fr1" draw:name="Image2" text:anchor-type="char" svg:width="4.6563in" svg:height="4.0102in" draw:z-index="1"><draw:image xlink:href="Pictures/10000001000001BF00000181EC792F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6:07:57.999395571</meta:creation-date>
    <dc:date>2024-05-20T16:10:15.913810152</dc:date>
    <meta:editing-duration>PT2M18S</meta:editing-duration>
    <meta:editing-cycles>1</meta:editing-cycles>
    <meta:document-statistic meta:table-count="0" meta:image-count="2" meta:object-count="0" meta:page-count="1" meta:paragraph-count="2" meta:word-count="10" meta:character-count="66" meta:non-whitespace-character-count="58"/>
    <meta:generator>LibreOffice/24.2.3.2$Linux_X86_64 LibreOffice_project/420$Build-2</meta:generator>
  </office:meta>
</office:document-meta>
</file>